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4023147158510005821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6685184141071168857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3411159107378024815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4432076254574947704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8809313120719048151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(bad code in HandleDamage() FIXED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 FIXED</text:p>
        </text:list-item>
        <text:list-item>
          <text:p text:style-name="P9">healing effect was shown on warrior when it took damage from volatile zombie explosion?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 FIXED</text:p>
        </text:list-item>
        <text:list-item>
          <text:p text:style-name="P9">treasure room caused error with panel slot prefab. Object destroyed but still trying to reference??? caused by activation windows not being created) FIX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2-12T11:08:33.24</dc:date>
    <dc:creator>will black</dc:creator>
    <meta:editing-duration>P18DT4H35M8S</meta:editing-duration>
    <meta:editing-cycles>237</meta:editing-cycles>
    <meta:generator>OpenOffice/4.1.6$Win32 OpenOffice.org_project/416m1$Build-9790</meta:generator>
    <meta:document-statistic meta:table-count="0" meta:image-count="0" meta:object-count="0" meta:page-count="3" meta:paragraph-count="64" meta:word-count="870" meta:character-count="4951"/>
  </office:meta>
</office:document-meta>
</file>